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79"/>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79"/>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79"/>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79"/>
    </style:style>
    <style:style style:name="ce205" style:family="table-cell" style:parent-style-name="Default" style:data-style-name="N0">
      <style:table-cell-properties style:vertical-align="automatic" fo:wrap-option="wrap"/>
      <style:map style:condition="of:cell-content()=&quot;AC&quot;" style:apply-style-name="cf79"/>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79"/>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79"/>
    </style:style>
    <style:style style:name="ce208" style:family="table-cell">
      <style:map style:condition="of:cell-content()=&quot;AC&quot;" style:apply-style-name="cf79"/>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80"/>
    </style:style>
    <style:style style:name="ce210" style:family="table-cell" style:parent-style-name="Default" style:data-style-name="N0">
      <style:table-cell-properties style:vertical-align="automatic" fo:wrap-option="wrap"/>
      <style:map style:condition="of:cell-content()=&quot;No&quot;" style:apply-style-name="cf80"/>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79"/>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79"/>
    </style:style>
    <style:style style:name="ce213" style:family="table-cell" style:parent-style-name="Default" style:data-style-name="N0">
      <style:table-cell-properties style:vertical-align="automatic" fo:wrap-option="wrap"/>
      <style:map style:condition="of:cell-content()=&quot;AC&quot;" style:apply-style-name="cf79"/>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79"/>
    </style:style>
    <style:style style:name="ce215" style:family="table-cell">
      <style:map style:condition="of:cell-content()=&quot;AC&quot;" style:apply-style-name="cf79"/>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80"/>
    </style:style>
    <style:style style:name="ce217" style:family="table-cell" style:parent-style-name="Default" style:data-style-name="N0">
      <style:table-cell-properties style:vertical-align="automatic" fo:wrap-option="wrap"/>
      <style:map style:condition="of:cell-content()=&quot;No&quot;" style:apply-style-name="cf80"/>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79"/>
    </style:style>
    <style:style style:name="ce219" style:family="table-cell" style:parent-style-name="Default" style:data-style-name="N0">
      <style:table-cell-properties style:vertical-align="automatic" fo:wrap-option="wrap"/>
      <style:map style:condition="of:cell-content()=&quot;AC&quot;" style:apply-style-name="cf79"/>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79"/>
    </style:style>
    <style:style style:name="ce221" style:family="table-cell">
      <style:map style:condition="of:cell-content()=&quot;AC&quot;" style:apply-style-name="cf79"/>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80"/>
    </style:style>
    <style:style style:name="ce223" style:family="table-cell" style:parent-style-name="Default" style:data-style-name="N0">
      <style:table-cell-properties style:vertical-align="automatic" fo:wrap-option="wrap"/>
      <style:map style:condition="of:cell-content()=&quot;No&quot;" style:apply-style-name="cf80"/>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79"/>
    </style:style>
    <style:style style:name="ce225" style:family="table-cell" style:parent-style-name="Default" style:data-style-name="N0">
      <style:table-cell-properties style:vertical-align="automatic" fo:wrap-option="wrap"/>
      <style:map style:condition="of:cell-content()=&quot;AC&quot;" style:apply-style-name="cf79"/>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79"/>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80"/>
    </style:style>
    <style:style style:name="ce228" style:family="table-cell" style:parent-style-name="Default" style:data-style-name="N0">
      <style:table-cell-properties style:vertical-align="automatic" fo:wrap-option="wrap"/>
      <style:map style:condition="of:cell-content()=&quot;No&quot;" style:apply-style-name="cf80"/>
    </style:style>
    <style:style style:name="ce229" style:family="table-cell" style:parent-style-name="Default" style:data-style-name="N0">
      <style:table-cell-properties style:vertical-align="automatic" fo:wrap-option="wrap"/>
      <style:map style:condition="of:cell-content()=&quot;AC&quot;" style:apply-style-name="cf79"/>
    </style:style>
    <style:style style:name="ce230" style:family="table-cell" style:parent-style-name="Default" style:data-style-name="N0">
      <style:table-cell-properties style:vertical-align="automatic" fo:wrap-option="wrap"/>
      <style:map style:condition="of:cell-content()=&quot;No&quot;" style:apply-style-name="cf80"/>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80"/>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79"/>
    </style:style>
    <style:style style:name="ce233" style:family="table-cell" style:parent-style-name="Default" style:data-style-name="N0">
      <style:table-cell-properties style:vertical-align="automatic" fo:wrap-option="wrap"/>
      <style:map style:condition="of:cell-content()=&quot;AC&quot;" style:apply-style-name="cf79"/>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80"/>
    </style:style>
    <style:style style:name="ce235" style:family="table-cell" style:parent-style-name="Default" style:data-style-name="N0">
      <style:table-cell-properties style:vertical-align="automatic" fo:wrap-option="wrap"/>
      <style:map style:condition="of:cell-content()=&quot;No&quot;" style:apply-style-name="cf80"/>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79"/>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80"/>
    </style:style>
    <style:style style:name="ce238" style:family="table-cell" style:parent-style-name="Default" style:data-style-name="N0">
      <style:table-cell-properties style:vertical-align="automatic" fo:wrap-option="wrap"/>
      <style:map style:condition="of:cell-content()=&quot;No&quot;" style:apply-style-name="cf80"/>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79"/>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79"/>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79"/>
    </style:style>
    <style:style style:name="ce242" style:family="table-cell" style:parent-style-name="Default" style:data-style-name="N0">
      <style:table-cell-properties style:vertical-align="automatic" fo:wrap-option="wrap"/>
      <style:map style:condition="of:cell-content()=&quot;AC&quot;" style:apply-style-name="cf79"/>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79"/>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80"/>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80"/>
    </style:style>
    <style:style style:name="ce246" style:family="table-cell" style:parent-style-name="Default" style:data-style-name="N0">
      <style:table-cell-properties style:vertical-align="automatic" fo:wrap-option="wrap"/>
      <style:map style:condition="of:cell-content()=&quot;No&quot;" style:apply-style-name="cf80"/>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80"/>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80"/>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80"/>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80"/>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0" table:formula="of:=SUM([.E70:.H70])" table:style-name="ce55">
            <text:p>0</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0" table:formula="of:=SUM([.E106:.H106])" table:style-name="ce55">
            <text:p>0</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0" table:formula="of:=SUM([.E107:.H107])" table:style-name="ce55">
            <text:p>0</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0" table:formula="of:=SUM([.E108:.H108])" table:style-name="ce55">
            <text:p>0</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0" table:formula="of:=SUM([.E109:.H109])" table:style-name="ce55">
            <text:p>0</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0" table:formula="of:=SUM([.E110:.H110])"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0" table:formula="of:=SUM([.E111:.H111])"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0" table:formula="of:=SUM([.E112:.H112])" table:style-name="ce55">
            <text:p>0</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0" table:formula="of:=SUM([.E113:.H113])" table:style-name="ce55">
            <text:p>0</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0" table:formula="of:=SUM([.E114:.H114])" table:style-name="ce55">
            <text:p>0</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0" table:formula="of:=SUM([.E115:.H115])" table:style-name="ce55">
            <text:p>0</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0" table:formula="of:=SUM([.E116:.H116])" table:style-name="ce82">
            <text:p>0</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0" table:formula="of:=SUM([.E118:.H118])"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0" table:formula="of:=SUM([.E119:.H119])"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0" table:formula="of:=SUM([.E124:.H12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0" table:formula="of:=SUM([.E125:.H125])" table:style-name="ce55">
            <text:p>0</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0" table:formula="of:=SUM([.E126:.H126])" table:style-name="ce55">
            <text:p>0</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0" table:formula="of:=SUM([.E127:.H127])" table:style-name="ce55">
            <text:p>0</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0" table:formula="of:=SUM([.E129:.H129])"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0" table:formula="of:=SUM([.E171:.H171])"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0" table:formula="of:=SUM([.E13:.H13])" table:style-name="ce55">
            <text:p>0</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0" table:formula="of:=SUM([.E14:.H1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8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0" table:formula="of:=SUM([.E18:.H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0" table:formula="of:=SUM([.E23:.H23])" table:style-name="ce55">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0" table:formula="of:=SUM([.E24:.H24])" table:style-name="ce55">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0" table:formula="of:=SUM([.E26:.H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0" table:formula="of:=SUM([.E27:.H27])" table:style-name="ce55">
            <text:p>0</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0" table:formula="of:=SUM([.E28:.H28])" table:style-name="ce55">
            <text:p>0</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0" table:formula="of:=SUM([.E29:.H29])"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0" table:formula="of:=SUM([.E30:.H30])"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0" table:formula="of:=SUM([.E44:.H4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0" table:formula="of:=SUM([.E45:.H45])"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0" table:formula="of:=SUM([.E46:.H46])"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0" table:formula="of:=SUM([.E47:.H4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0" table:formula="of:=SUM([.E48:.H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0" table:formula="of:=SUM([.E49:.H49])"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0" table:formula="of:=SUM([.E50:.H5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0" table:formula="of:=SUM([.E60:.H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0" table:formula="of:=SUM([.E61:.H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0" table:formula="of:=SUM([.E62:.H62])"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0" table:formula="of:=SUM([.E63:.H6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0" table:formula="of:=SUM([.E64:.H6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0" table:formula="of:=SUM([.E65:.H65])"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0" table:formula="of:=SUM([.E66:.H66])"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0" table:formula="of:=SUM([.E67:.H6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0" table:formula="of:=SUM([.E79:.H79])" table:style-name="ce55">
            <text:p>0</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0" table:formula="of:=SUM([.E80:.H8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0" table:formula="of:=SUM([.E81:.H81])" table:style-name="ce55">
            <text:p>0</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0" table:formula="of:=SUM([.E82:.H8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0" table:formula="of:=SUM([.E83:.H8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0" table:formula="of:=SUM([.E84:.H8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0" table:formula="of:=SUM([.E96:.H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0" table:formula="of:=SUM([.E97:.H9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0" table:formula="of:=SUM([.E98:.H9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0" table:formula="of:=SUM([.E99:.H9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0" table:formula="of:=SUM([.E100:.H100])"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0" table:formula="of:=SUM([.E101:.H101])" table:style-name="ce55">
            <text:p>0</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0" table:formula="of:=SUM([.E102:.H102])" table:style-name="ce55">
            <text:p>0</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0" table:formula="of:=SUM([.E103:.H103])"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0" table:formula="of:=SUM([.E104:.H104])"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0" table:formula="of:=SUM([.E105:.H105])"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0" table:formula="of:=SUM([.E117:.H11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0" table:formula="of:=SUM([.E118:.H1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0" table:formula="of:=SUM([.E119:.H11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0" table:formula="of:=SUM([.E120:.H120])"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0" table:formula="of:=SUM([.E121:.H121])"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0" table:formula="of:=SUM([.E122:.H12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0" table:formula="of:=SUM([.E123:.H123])"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0" table:formula="of:=SUM([.E124:.H124])"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0" table:formula="of:=SUM([.E125:.H125])"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1" style:family="table-cell" style:data-style-name="N0">
      <style:table-cell-properties fo:background-color="#FFFF00"/>
    </style:style>
    <style:style style:name="cf12" style:family="table-cell" style:data-style-name="N0">
      <style:table-cell-properties fo:background-color="#FF0000"/>
    </style:style>
    <style:style style:name="cf13" style:family="table-cell" style:data-style-name="N0">
      <style:table-cell-properties fo:background-color="#FFFF00"/>
    </style:style>
    <style:style style:name="cf14" style:family="table-cell" style:data-style-name="N0">
      <style:table-cell-properties fo:background-color="#FF0000"/>
    </style:style>
    <style:style style:name="cf15" style:family="table-cell" style:data-style-name="N0">
      <style:table-cell-properties fo:background-color="#FFFF00"/>
    </style:style>
    <style:style style:name="cf16"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8" style:family="table-cell" style:data-style-name="N0">
      <style:table-cell-properties fo:background-color="#FF0000"/>
    </style:style>
    <style:style style:name="cf9" style:family="table-cell" style:data-style-name="N0">
      <style:table-cell-properties fo:background-color="#FFFF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79" style:family="table-cell">
      <style:table-cell-properties fo:background-color="#FFFF00"/>
      <style:text-properties fo:color="#000000" style:font-family-generic="swiss"/>
    </style:style>
    <style:style style:name="cf80"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827</meta:generator>
    <dc:creator>Mohamed Amr</dc:creator>
    <dc:date>2022-02-13T21:05:46Z</dc:date>
  </office:meta>
</office:document-meta>
</file>